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C3916D8D3B2FAC5F.jpg" manifest:media-type="image/jpeg"/>
  <manifest:file-entry manifest:full-path="Pictures/1000020100000159000001DB1E3A80B36B555C0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" fo:font-size="10pt" officeooo:paragraph-rsid="00312892" style:font-size-asian="10pt" style:font-size-complex="10pt"/>
    </style:style>
    <style:style style:name="P6" style:family="paragraph" style:parent-style-name="Standard">
      <style:text-properties style:font-name="Titillium" fo:font-size="10pt" officeooo:paragraph-rsid="00312892" style:font-size-asian="10pt" style:font-size-complex="10pt"/>
    </style:style>
    <style:style style:name="P7" style:family="paragraph" style:parent-style-name="Standard">
      <style:text-properties style:font-name="Titillium" fo:font-size="10pt" officeooo:paragraph-rsid="003c663b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tillium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11" style:family="paragraph" style:parent-style-name="Standard">
      <style:text-properties fo:color="#000000" style:font-name="Titillium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color="#000000" style:font-name="Titillium" fo:font-size="8pt" fo:font-style="normal" fo:font-weight="normal" officeooo:paragraph-rsid="0024bfb3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16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P17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18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" fo:font-size="10pt" style:font-size-asian="10pt" style:font-size-complex="10pt"/>
    </style:style>
    <style:style style:name="P19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" fo:font-size="10pt" style:font-size-asian="10pt" style:font-size-complex="10pt"/>
    </style:style>
    <style:style style:name="P20" style:family="paragraph" style:parent-style-name="Standard">
      <style:paragraph-properties fo:margin-left="0in" fo:margin-right="-0.1252in" fo:text-indent="0in" style:auto-text-indent="false"/>
      <style:text-properties style:font-name="Titillium" fo:font-size="10pt" style:font-size-asian="10pt" style:font-size-complex="10pt"/>
    </style:style>
    <style:style style:name="P21" style:family="paragraph" style:parent-style-name="Standard" style:list-style-name="WW8Num1">
      <style:text-properties style:font-name="Titillium" fo:font-size="10pt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paragraph-rsid="00214dff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2b7f59" officeooo:paragraph-rsid="002b7f59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2b648c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c0c9d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bae6" officeooo:paragraph-rsid="001cbae6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1c0c9d" officeooo:paragraph-rsid="001c0c9d" style:font-size-asian="10pt" style:font-size-complex="10pt"/>
    </style:style>
    <style:style style:name="P31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" fo:font-size="10p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36511a" fo:background-color="transparent" loext:char-shading-value="0"/>
    </style:style>
    <style:style style:name="T3" style:family="text">
      <style:text-properties officeooo:rsid="003cbc26" fo:background-color="transparent" loext:char-shading-value="0"/>
    </style:style>
    <style:style style:name="T4" style:family="text">
      <style:text-properties officeooo:rsid="001db107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177b1"/>
    </style:style>
    <style:style style:name="T8" style:family="text">
      <style:text-properties officeooo:rsid="00255cb2"/>
    </style:style>
    <style:style style:name="T9" style:family="text">
      <style:text-properties officeooo:rsid="002b648c"/>
    </style:style>
    <style:style style:name="T10" style:family="text">
      <style:text-properties officeooo:rsid="00417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Model: LulzBot Mini 1.0 3D Printer</text:p>
      <text:p text:style-name="P2"/>
      <text:p text:style-name="P3"><text:s text:c="2"/>Serial Number:<text:tab/>______________________</text:p>
      <text:p text:style-name="P3"><text:s text:c="2"/>Date Completed:______________________ </text:p>
      <text:p text:style-name="P3"><text:s text:c="2"/>Tested by:______________________</text:p>
      <text:p text:style-name="P3"/>
      <text:p text:style-name="P3">Configuration:</text:p>
      <text:p text:style-name="P3"/>
      <text:p text:style-name="P12"><text:tab/>Electronics:<text:tab/>Mini-RAMB<text:span text:style-name="T1">o 1.</text:span><text:span text:style-name="T2">3a</text:span></text:p>
      <text:p text:style-name="P15">Firmware: <text:s/><text:tab/><text:span text:style-name="T1">Marlin </text:span><text:span text:style-name="T3">1.1.0.9</text:span></text:p>
      <text:p text:style-name="P15">Nozzle:<text:tab/><text:span text:style-name="T1">0.5mm diameter nozzle</text:span></text:p>
      <text:p text:style-name="P16">Settings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tepper Motor</text:p>
          </table:table-cell>
          <table:table-cell table:style-name="Table1.A1" office:value-type="string">
            <text:p text:style-name="P8">Steps/mm</text:p>
          </table:table-cell>
          <table:table-cell table:style-name="Table1.A1" office:value-type="string">
            <text:p text:style-name="P17">Max Length</text:p>
          </table:table-cell>
          <table:table-cell table:style-name="Table1.A1" office:value-type="string">
            <text:p text:style-name="P17">Microstep Mode</text:p>
          </table:table-cell>
          <table:table-cell table:style-name="Table1.E1" office:value-type="string">
            <text:p text:style-name="P8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18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18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18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19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6"/>
      <text:p text:style-name="P2">General:</text:p>
      <text:p text:style-name="P2"/>
      <text:list xml:id="list5358804645456816571" text:style-name="WW8Num1">
        <text:list-item>
          <text:p text:style-name="P24">Are all the screws and zip ties tight?</text:p>
        </text:list-item>
        <text:list-item>
          <text:p text:style-name="P23">Are the current version of parts being used?</text:p>
        </text:list-item>
        <text:list-item>
          <text:p text:style-name="P23">Is the Spool Mount properly mounted so it flips up and sits securely?</text:p>
        </text:list-item>
        <text:list-item>
          <text:p text:style-name="P23">Is the Finger Clip properly mounted with the taller side on the left?</text:p>
        </text:list-item>
        <text:list-item>
          <text:p text:style-name="P23">Are the switches <text:span text:style-name="T6">installed securely?</text:span></text:p>
        </text:list-item>
        <text:list-item>
          <text:p text:style-name="P23">Are all 4 rubber feet installed?</text:p>
        </text:list-item>
        <text:list-item>
          <text:p text:style-name="P23">Is the PEI tape free of bubbles and wrinkles?</text:p>
        </text:list-item>
        <text:list-item>
          <text:p text:style-name="P23">Is the heat bed adhesive smooth and consistent?</text:p>
        </text:list-item>
        <text:list-item>
          <text:p text:style-name="P25">Is the frame free of scratches and scuffs?</text:p>
        </text:list-item>
      </text:list>
      <text:p text:style-name="P12"/>
      <text:p text:style-name="P2">Y Axis:</text:p>
      <text:p text:style-name="P2"/>
      <text:list xml:id="list73417374165729" text:continue-numbering="true" text:style-name="WW8Num1">
        <text:list-item>
          <text:p text:style-name="P23">Does the Y bed move freely back and forth?</text:p>
        </text:list-item>
        <text:list-item>
          <text:p text:style-name="P23">Is the Y bed tight side to side from motion and twisting?</text:p>
        </text:list-item>
        <text:list-item>
          <text:p text:style-name="P23">Does the Y belt rub <text:span text:style-name="T6">on</text:span> the y-idler by the bearings?</text:p>
        </text:list-item>
        <text:list-item>
          <text:p text:style-name="P23"><text:span text:style-name="T9">Are</text:span> the Y pulley <text:span text:style-name="T9">set screws tight with one aligned with the flat on the motor shaft?</text:span></text:p>
        </text:list-item>
        <text:list-item>
          <text:p text:style-name="P23">Is the Y belt tight?</text:p>
        </text:list-item>
        <text:list-item>
          <text:p text:style-name="P23">Are the four bed leveling washers tight?</text:p>
        </text:list-item>
        <text:list-item>
          <text:p text:style-name="P23">Are the belts trimmed far enough to not interfere with the pulley or bearing?</text:p>
        </text:list-item>
      </text:list>
      <text:p text:style-name="P7"><text:line-break/><text:soft-page-break/></text:p>
      <text:p text:style-name="P7"><text:line-break/>X Axis:</text:p>
      <text:p text:style-name="P2"/>
      <text:list xml:id="list73417261193257" text:continue-numbering="true" text:style-name="WW8Num1">
        <text:list-item>
          <text:p text:style-name="P27"><text:span text:style-name="T9">Are</text:span> the <text:span text:style-name="T9">X</text:span> pulley <text:span text:style-name="T9">set screws tight with one aligned with the flat on the motor shaft?</text:span></text:p>
        </text:list-item>
        <text:list-item>
          <text:p text:style-name="P28">Does the <text:span text:style-name="T6">X</text:span> belt rub <text:span text:style-name="T6">on</text:span> the <text:span text:style-name="T6">x</text:span>-idler by the bearings?</text:p>
        </text:list-item>
        <text:list-item>
          <text:p text:style-name="P28">Does the <text:span text:style-name="T6">X</text:span> belt rub <text:span text:style-name="T6">on</text:span> the <text:span text:style-name="T6">screw heads of the belt mount</text:span>?</text:p>
        </text:list-item>
        <text:list-item>
          <text:p text:style-name="P26">Is the X belt tight?</text:p>
        </text:list-item>
        <text:list-item>
          <text:p text:style-name="P26">Does the X axis move freely end to end?</text:p>
        </text:list-item>
        <text:list-item>
          <text:p text:style-name="P26">Are the belts trimmed far enough to not interfere with the pulley or bearing?</text:p>
        </text:list-item>
        <text:list-item>
          <text:p text:style-name="P29">Are the wires and zip ties behind the carriage free from touching the case wall?</text:p>
        </text:list-item>
      </text:list>
      <text:p text:style-name="P12"/>
      <text:p text:style-name="P2">Z Axis:</text:p>
      <text:p text:style-name="P2"/>
      <text:list xml:id="list73418487115417" text:continue-numbering="true" text:style-name="WW8Num1">
        <text:list-item>
          <text:p text:style-name="P23">Do the Z drive rods rotate smoothly?</text:p>
        </text:list-item>
        <text:list-item>
          <text:p text:style-name="P26">Are the coupler set screws tight?</text:p>
        </text:list-item>
        <text:list-item>
          <text:p text:style-name="P26">Are the drive rods and motor shafts aligned so the couplers are not bent?</text:p>
          <text:p text:style-name="P26"/>
        </text:list-item>
      </text:list>
      <text:p text:style-name="P2">Extruder:</text:p>
      <text:p text:style-name="P2"/>
      <text:list xml:id="list73418129466128" text:continue-numbering="true" text:style-name="WW8Num1">
        <text:list-item>
          <text:p text:style-name="P30">Are the extruder springs set to <text:span text:style-name="T8">8</text:span>mm between the cap and the latch?</text:p>
        </text:list-item>
        <text:list-item>
          <text:p text:style-name="P23">Are the V grooves on the extruder gears lined up?</text:p>
        </text:list-item>
        <text:list-item>
          <text:p text:style-name="P23">Is the hobbing aligned to the hole in the extruder?</text:p>
        </text:list-item>
        <text:list-item>
          <text:p text:style-name="P23">Can you feed filament about <text:span text:style-name="T1">100mm</text:span> from the top of the extruder?</text:p>
        </text:list-item>
      </text:list>
      <text:p text:style-name="P2"/>
      <text:p text:style-name="P2">Electronics:</text:p>
      <text:p text:style-name="P2"/>
      <text:list xml:id="list73417809754812" text:continue-numbering="true" text:style-name="WW8Num1">
        <text:list-item>
          <text:p text:style-name="P23">Are all connections to the Mini-Rambo plugged in correctly?</text:p>
        </text:list-item>
        <text:list-item>
          <text:p text:style-name="P23">Are all cables free from contacting any moving parts?</text:p>
        </text:list-item>
      </text:list>
      <text:p text:style-name="P13"/>
      <text:p text:style-name="P20">Test and Verification Results:</text:p>
      <text:p text:style-name="P20"/>
      <text:list xml:id="list73417216625676" text:continue-numbering="true" text:style-name="WW8Num1">
        <text:list-item>
          <text:p text:style-name="P23">Verify case fan is running.</text:p>
        </text:list-item>
        <text:list-item>
          <text:p text:style-name="P23">Verify <text:span text:style-name="T10">heat sink fan</text:span> is running <text:span text:style-name="T10">when motors are engaged</text:span>.</text:p>
        </text:list-item>
        <text:list-item>
          <text:p text:style-name="P23">Verify control of the extrusion fan.</text:p>
        </text:list-item>
        <text:list-item>
          <text:p text:style-name="P23">Nozzle temperature control verified.</text:p>
        </text:list-item>
        <text:list-item>
          <text:p text:style-name="P23">Extruder control verified.</text:p>
        </text:list-item>
        <text:list-item>
          <text:p text:style-name="P23">X, Y, and Z min and max stop switches verified.</text:p>
        </text:list-item>
        <text:list-item>
          <text:p text:style-name="P31">Bed leveling is functioning properly.</text:p>
        </text:list-item>
        <text:list-item>
          <text:p text:style-name="P23">Bed temperature control verified.</text:p>
        </text:list-item>
        <text:list-item>
          <text:p text:style-name="P31">Bearing conditioning complete.</text:p>
        </text:list-item>
        <text:list-item>
          <text:p text:style-name="P31">Test print (<text:span text:style-name="T5">Oc</text:span>topus*) successful.</text:p>
        </text:list-item>
        <text:list-item>
          <text:p text:style-name="P21">Print head moved to shipping position.</text:p>
        </text:list-item>
      </text:list>
      <text:p text:style-name="P2"/>
      <text:p text:style-name="P11"/>
      <text:p text:style-name="P11"/>
      <text:p text:style-name="P11"/>
      <text:p text:style-name="P14">*<text:span text:style-name="T4">Oct</text:span>opus by <text:span text:style-name="T7">yeoldbrian</text:span> is licensed under CC BY-SA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3"><draw:image xlink:href="Pictures/1000020100000159000001DB1E3A80B36B555C0D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C3916D8D3B2FAC5F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17T07:34:16.909494023</dc:date>
    <meta:editing-duration>PT9H44M38S</meta:editing-duration>
    <meta:editing-cycles>56</meta:editing-cycles>
    <meta:generator>LibreOffice/5.0.4.2$Linux_X86_64 LibreOffice_project/2b9802c1994aa0b7dc6079e128979269cf95bc78</meta:generator>
    <meta:print-date>2015-04-27T14:20:24.822222150</meta:print-date>
    <meta:printed-by>aleph </meta:printed-by>
    <dc:creator>Ben Malouf</dc:creator>
    <meta:document-statistic meta:table-count="2" meta:image-count="2" meta:object-count="0" meta:page-count="2" meta:paragraph-count="89" meta:word-count="511" meta:character-count="2653" meta:non-whitespace-character-count="2261"/>
  </office:meta>
</office:document-meta>
</file>